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326917" style:font-name="Comic Sans Ms"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style="text-align:center;"&gt;&lt;div class="codefiches"&gt;&lt;div class="banniere"&gt;&lt;/div&gt;&lt;span class="titrerp"&gt;Les relations&lt;/span&gt;&lt;blockquote&gt;<text:line-break/><text:line-break/>&lt;div class="catliens"&gt;Catégorie des liens suivant&lt;/div&gt;<text:line-break/>&lt;div class="infosgen"&gt;&lt;strong class="nephil"&gt;NOM DU LIEN&lt;/strong&gt; - [color=SlateBlue]Nature du lien[/color]<text:line-break/>&lt;div class="sepafiche"&gt;&lt;img src="http://zupimages.net/up/15/34/pktg.png" class="vignettelien"/&gt;Il était une fois un joli lien plein d'amour tellement beau qu'on pouvait écrire plein de trucs trop biens sur lui. C'était vachement pratique pour illustrer le code de sa petite fiche perso qu'on peut tout dire ce qu'on veut dedans, et que ce joli code fait exprès pour fêter l'arrivée du 100ème membre est trop bien. Et surtout parce que l'ancien était moche et plaisait pas à la fonda mais elle l'avait fait à l'arrache, ne pensant pas que le forum aurait un tel succès, elle croyait qu'elle aurait tout le temps de le faire en plus beau. Et ben non... !&lt;/div&gt;&lt;/div&gt;<text:line-break/>&lt;div class="infosgen"&gt;&lt;strong class="nephil"&gt;NOM DU LIEN&lt;/strong&gt; - [color=SlateBlue]Nature du lien[/color]<text:line-break/>&lt;div class="sepafiche"&gt;&lt;img src="http://zupimages.net/up/15/34/pktg.png" class="vignettelien"/&gt;Il était une fois un joli lien plein d'amour tellement beau qu'on pouvait écrire plein de trucs trop biens sur lui. C'était vachement pratique pour illustrer le code de sa petite fiche perso qu'on peut tout dire ce qu'on veut dedans, et que ce joli code fait exprès pour fêter l'arrivée du 100ème membre est trop bien. Et surtout parce que l'ancien était moche et plaisait pas à la fonda mais elle l'avait fait à l'arrache, ne pensant pas que le forum aurait un tel succès, elle croyait qu'elle aurait tout le temps de le faire en plus beau. Et ben non... !&lt;/div&gt;&lt;/div&gt;<text:line-break/><text:line-break/>&lt;div class="catliens"&gt;Catégorie des liens suivant&lt;/div&gt;<text:line-break/>&lt;div class="infosgen"&gt;&lt;strong class="nephil"&gt;NOM DU LIEN&lt;/strong&gt; - [color=SlateBlue]Nature du lien[/color]<text:line-break/>&lt;div class="sepafiche"&gt;&lt;img src="http://zupimages.net/up/15/34/pktg.png" class="vignettelien"/&gt;Il était une fois un joli lien plein d'amour tellement beau qu'on pouvait écrire plein de trucs trop biens sur lui. C'était vachement pratique pour illustrer le code de sa petite fiche perso qu'on peut tout dire ce qu'on veut dedans, et que ce joli code fait exprès pour fêter l'arrivée du 100ème membre est trop bien. Et surtout parce que l'ancien était moche et plaisait pas à la fonda mais elle l'avait fait à l'arrache, ne pensant pas que le forum aurait un tel succès, elle croyait qu'elle aurait tout le temps de le faire en plus beau. Et ben non... !&lt;/div&gt;&lt;/div&gt;<text:line-break/>&lt;/blockquote&gt;&lt;/div&gt;&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23T15:14:20.96</meta:creation-date>
    <meta:document-statistic meta:table-count="0" meta:image-count="0" meta:object-count="0" meta:page-count="1" meta:paragraph-count="1" meta:word-count="362" meta:character-count="2598"/>
    <dc:date>2017-04-23T15:24:34.37</dc:date>
    <dc:creator>Thoé </dc:creator>
    <meta:editing-duration>PT10M36S</meta:editing-duration>
    <meta:editing-cycles>1</meta:editing-cycles>
    <meta:generator>OpenOffice/4.1.2$Win32 OpenOffice.org_project/412m3$Build-9782</meta:generator>
  </office:meta>
</office:document-meta>
</file>